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69">proxrugrou<text:tab/>ld (ix+room),255</text:p>
      <text:p text:style-name="P69"><text:tab/>ld a,94</text:p>
      <text:p text:style-name="P69"><text:tab/>ld (carpethere+room),a</text:p>
      <text:p text:style-name="P69"><text:tab/>ld (carpethere1+room),a</text:p>
      <text:p text:style-name="P69"><text:tab/>ld hl,userugmess</text:p>
      <text:p text:style-name="P69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3:28:35.654847325</dc:date>
    <meta:editing-duration>P2DT7H49M53S</meta:editing-duration>
    <meta:editing-cycles>196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